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.8pt"/>
    </style:style>
    <style:style style:name="co3" style:family="table-column">
      <style:table-column-properties fo:break-before="auto" style:column-width="85.66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108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21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4"/>
        <table:table-column table:style-name="co1" table:default-cell-style-name="ce2"/>
        <table:table-column table:style-name="co1" table:number-columns-repeated="3" table:default-cell-style-name="ce6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Pod</text:p>
          </table:table-cell>
          <table:table-cell table:style-name="ce3" office:value-type="string" calcext:value-type="string">
            <text:p>Length</text:p>
          </table:table-cell>
          <table:table-cell table:style-name="ce5" office:value-type="string" calcext:value-type="string">
            <text:p>Net delay (ps)</text:p>
          </table:table-cell>
          <table:table-cell table:style-name="ce3" office:value-type="string" calcext:value-type="string">
            <text:p>Skew</text:p>
          </table:table-cell>
          <table:table-cell table:style-name="ce1" office:value-type="string" calcext:value-type="string">
            <text:p>Taps</text:p>
          </table:table-cell>
          <table:table-cell table:style-name="ce5" office:value-type="string" calcext:value-type="string">
            <text:p>Tap delay</text:p>
          </table:table-cell>
          <table:table-cell table:style-name="ce5" office:value-type="string" calcext:value-type="string">
            <text:p>Final delay</text:p>
          </table:table-cell>
          <table:table-cell table:style-name="ce5" office:value-type="string" calcext:value-type="string">
            <text:p>Final skew</text:p>
          </table:table-cell>
          <table:table-cell/>
          <table:table-cell office:value-type="string" calcext:value-type="string">
            <text:p>Tap delay</text:p>
          </table:table-cell>
          <table:table-cell office:value-type="float" office:value="39.0625" calcext:value-type="float">
            <text:p>39.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3.8" calcext:value-type="float">
            <text:p>193.80</text:p>
          </table:table-cell>
          <table:table-cell table:formula="of:=[.B2]*VELOCITY" office:value-type="float" office:value="1114.35" calcext:value-type="float">
            <text:p>1114.4</text:p>
          </table:table-cell>
          <table:table-cell table:formula="of:=MaXNET-[.C2]" office:value-type="float" office:value="0" calcext:value-type="float">
            <text:p>0.00</text:p>
          </table:table-cell>
          <table:table-cell table:formula="of:=ROUND([.D2]/TAPSIZE)" office:value-type="float" office:value="0" calcext:value-type="float">
            <text:p>0</text:p>
          </table:table-cell>
          <table:table-cell table:formula="of:=[.E2]*TAPSIZE" office:value-type="float" office:value="0" calcext:value-type="float">
            <text:p>0.0</text:p>
          </table:table-cell>
          <table:table-cell table:formula="of:=[.F2]+[.C2]" office:value-type="float" office:value="1114.35" calcext:value-type="float">
            <text:p>1114.4</text:p>
          </table:table-cell>
          <table:table-cell table:formula="of:=[.G2]-MaXNET" office:value-type="float" office:value="0" calcext:value-type="float">
            <text:p>0.0</text:p>
          </table:table-cell>
          <table:table-cell/>
          <table:table-cell office:value-type="string" calcext:value-type="string">
            <text:p>Propagation velocity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3.25" calcext:value-type="float">
            <text:p>173.25</text:p>
          </table:table-cell>
          <table:table-cell table:formula="of:=[.B3]*VELOCITY" office:value-type="float" office:value="996.1875" calcext:value-type="float">
            <text:p>996.2</text:p>
          </table:table-cell>
          <table:table-cell table:formula="of:=MaXNET-[.C3]" office:value-type="float" office:value="118.1625" calcext:value-type="float">
            <text:p>118.16</text:p>
          </table:table-cell>
          <table:table-cell table:formula="of:=ROUND([.D3]/TAPSIZE)" office:value-type="float" office:value="3" calcext:value-type="float">
            <text:p>3</text:p>
          </table:table-cell>
          <table:table-cell table:formula="of:=[.E3]*TAPSIZE" office:value-type="float" office:value="117.1875" calcext:value-type="float">
            <text:p>117.2</text:p>
          </table:table-cell>
          <table:table-cell table:formula="of:=[.F3]+[.C3]" office:value-type="float" office:value="1113.375" calcext:value-type="float">
            <text:p>1113.4</text:p>
          </table:table-cell>
          <table:table-cell table:formula="of:=[.G3]-MaXNET" office:value-type="float" office:value="-0.975000000000136" calcext:value-type="float">
            <text:p>-1.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8.9" calcext:value-type="float">
            <text:p>148.90</text:p>
          </table:table-cell>
          <table:table-cell table:formula="of:=[.B4]*VELOCITY" office:value-type="float" office:value="856.175" calcext:value-type="float">
            <text:p>856.2</text:p>
          </table:table-cell>
          <table:table-cell table:formula="of:=MaXNET-[.C4]" office:value-type="float" office:value="258.175" calcext:value-type="float">
            <text:p>258.18</text:p>
          </table:table-cell>
          <table:table-cell table:formula="of:=ROUND([.D4]/TAPSIZE)" office:value-type="float" office:value="7" calcext:value-type="float">
            <text:p>7</text:p>
          </table:table-cell>
          <table:table-cell table:formula="of:=[.E4]*TAPSIZE" office:value-type="float" office:value="273.4375" calcext:value-type="float">
            <text:p>273.4</text:p>
          </table:table-cell>
          <table:table-cell table:formula="of:=[.F4]+[.C4]" office:value-type="float" office:value="1129.6125" calcext:value-type="float">
            <text:p>1129.6</text:p>
          </table:table-cell>
          <table:table-cell table:formula="of:=[.G4]-MaXNET" office:value-type="float" office:value="15.2625" calcext:value-type="float">
            <text:p>15.3</text:p>
          </table:table-cell>
          <table:table-cell/>
          <table:table-cell office:value-type="string" calcext:value-type="string">
            <text:p>Max net delay</text:p>
          </table:table-cell>
          <table:table-cell table:formula="of:=MAX([.C2:.C13])" office:value-type="float" office:value="1114.35" calcext:value-type="float">
            <text:p>1114.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0.25" calcext:value-type="float">
            <text:p>130.25</text:p>
          </table:table-cell>
          <table:table-cell table:formula="of:=[.B5]*VELOCITY" office:value-type="float" office:value="748.9375" calcext:value-type="float">
            <text:p>748.9</text:p>
          </table:table-cell>
          <table:table-cell table:formula="of:=MaXNET-[.C5]" office:value-type="float" office:value="365.4125" calcext:value-type="float">
            <text:p>365.41</text:p>
          </table:table-cell>
          <table:table-cell table:formula="of:=ROUND([.D5]/TAPSIZE)" office:value-type="float" office:value="9" calcext:value-type="float">
            <text:p>9</text:p>
          </table:table-cell>
          <table:table-cell table:formula="of:=[.E5]*TAPSIZE" office:value-type="float" office:value="351.5625" calcext:value-type="float">
            <text:p>351.6</text:p>
          </table:table-cell>
          <table:table-cell table:formula="of:=[.F5]+[.C5]" office:value-type="float" office:value="1100.5" calcext:value-type="float">
            <text:p>1100.5</text:p>
          </table:table-cell>
          <table:table-cell table:formula="of:=[.G5]-MaXNET" office:value-type="float" office:value="-13.8500000000001" calcext:value-type="float">
            <text:p>-13.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.75" calcext:value-type="float">
            <text:p>104.75</text:p>
          </table:table-cell>
          <table:table-cell table:formula="of:=[.B6]*VELOCITY" office:value-type="float" office:value="602.3125" calcext:value-type="float">
            <text:p>602.3</text:p>
          </table:table-cell>
          <table:table-cell table:formula="of:=MaXNET-[.C6]" office:value-type="float" office:value="512.0375" calcext:value-type="float">
            <text:p>512.04</text:p>
          </table:table-cell>
          <table:table-cell table:formula="of:=ROUND([.D6]/TAPSIZE)" office:value-type="float" office:value="13" calcext:value-type="float">
            <text:p>13</text:p>
          </table:table-cell>
          <table:table-cell table:formula="of:=[.E6]*TAPSIZE" office:value-type="float" office:value="507.8125" calcext:value-type="float">
            <text:p>507.8</text:p>
          </table:table-cell>
          <table:table-cell table:formula="of:=[.F6]+[.C6]" office:value-type="float" office:value="1110.125" calcext:value-type="float">
            <text:p>1110.1</text:p>
          </table:table-cell>
          <table:table-cell table:formula="of:=[.G6]-MaXNET" office:value-type="float" office:value="-4.22500000000014" calcext:value-type="float">
            <text:p>-4.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.25" calcext:value-type="float">
            <text:p>89.25</text:p>
          </table:table-cell>
          <table:table-cell table:formula="of:=[.B7]*VELOCITY" office:value-type="float" office:value="513.1875" calcext:value-type="float">
            <text:p>513.2</text:p>
          </table:table-cell>
          <table:table-cell table:formula="of:=MaXNET-[.C7]" office:value-type="float" office:value="601.1625" calcext:value-type="float">
            <text:p>601.16</text:p>
          </table:table-cell>
          <table:table-cell table:formula="of:=ROUND([.D7]/TAPSIZE)" office:value-type="float" office:value="15" calcext:value-type="float">
            <text:p>15</text:p>
          </table:table-cell>
          <table:table-cell table:formula="of:=[.E7]*TAPSIZE" office:value-type="float" office:value="585.9375" calcext:value-type="float">
            <text:p>585.9</text:p>
          </table:table-cell>
          <table:table-cell table:formula="of:=[.F7]+[.C7]" office:value-type="float" office:value="1099.125" calcext:value-type="float">
            <text:p>1099.1</text:p>
          </table:table-cell>
          <table:table-cell table:formula="of:=[.G7]-MaXNET" office:value-type="float" office:value="-15.2250000000001" calcext:value-type="float">
            <text:p>-15.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.125" calcext:value-type="float">
            <text:p>70.13</text:p>
          </table:table-cell>
          <table:table-cell table:formula="of:=[.B8]*VELOCITY" office:value-type="float" office:value="403.21875" calcext:value-type="float">
            <text:p>403.2</text:p>
          </table:table-cell>
          <table:table-cell table:formula="of:=MaXNET-[.C8]" office:value-type="float" office:value="711.13125" calcext:value-type="float">
            <text:p>711.13</text:p>
          </table:table-cell>
          <table:table-cell table:formula="of:=ROUND([.D8]/TAPSIZE)" office:value-type="float" office:value="18" calcext:value-type="float">
            <text:p>18</text:p>
          </table:table-cell>
          <table:table-cell table:formula="of:=[.E8]*TAPSIZE" office:value-type="float" office:value="703.125" calcext:value-type="float">
            <text:p>703.1</text:p>
          </table:table-cell>
          <table:table-cell table:formula="of:=[.F8]+[.C8]" office:value-type="float" office:value="1106.34375" calcext:value-type="float">
            <text:p>1106.3</text:p>
          </table:table-cell>
          <table:table-cell table:formula="of:=[.G8]-MaXNET" office:value-type="float" office:value="-8.00625000000014" calcext:value-type="float">
            <text:p>-8.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.9" calcext:value-type="float">
            <text:p>61.90</text:p>
          </table:table-cell>
          <table:table-cell table:formula="of:=[.B9]*VELOCITY" office:value-type="float" office:value="355.925" calcext:value-type="float">
            <text:p>355.9</text:p>
          </table:table-cell>
          <table:table-cell table:formula="of:=MaXNET-[.C9]" office:value-type="float" office:value="758.425" calcext:value-type="float">
            <text:p>758.43</text:p>
          </table:table-cell>
          <table:table-cell table:formula="of:=ROUND([.D9]/TAPSIZE)" office:value-type="float" office:value="19" calcext:value-type="float">
            <text:p>19</text:p>
          </table:table-cell>
          <table:table-cell table:formula="of:=[.E9]*TAPSIZE" office:value-type="float" office:value="742.1875" calcext:value-type="float">
            <text:p>742.2</text:p>
          </table:table-cell>
          <table:table-cell table:formula="of:=[.F9]+[.C9]" office:value-type="float" office:value="1098.1125" calcext:value-type="float">
            <text:p>1098.1</text:p>
          </table:table-cell>
          <table:table-cell table:formula="of:=[.G9]-MaXNET" office:value-type="float" office:value="-16.2375000000002" calcext:value-type="float">
            <text:p>-16.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6.5" calcext:value-type="float">
            <text:p>76.50</text:p>
          </table:table-cell>
          <table:table-cell table:formula="of:=[.B10]*VELOCITY" office:value-type="float" office:value="439.875" calcext:value-type="float">
            <text:p>439.9</text:p>
          </table:table-cell>
          <table:table-cell table:formula="of:=MaXNET-[.C10]" office:value-type="float" office:value="674.475" calcext:value-type="float">
            <text:p>674.48</text:p>
          </table:table-cell>
          <table:table-cell table:formula="of:=ROUND([.D10]/TAPSIZE)" office:value-type="float" office:value="17" calcext:value-type="float">
            <text:p>17</text:p>
          </table:table-cell>
          <table:table-cell table:formula="of:=[.E10]*TAPSIZE" office:value-type="float" office:value="664.0625" calcext:value-type="float">
            <text:p>664.1</text:p>
          </table:table-cell>
          <table:table-cell table:formula="of:=[.F10]+[.C10]" office:value-type="float" office:value="1103.9375" calcext:value-type="float">
            <text:p>1103.9</text:p>
          </table:table-cell>
          <table:table-cell table:formula="of:=[.G10]-MaXNET" office:value-type="float" office:value="-10.4125000000001" calcext:value-type="float">
            <text:p>-10.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.3" calcext:value-type="float">
            <text:p>99.30</text:p>
          </table:table-cell>
          <table:table-cell table:formula="of:=[.B11]*VELOCITY" office:value-type="float" office:value="570.975" calcext:value-type="float">
            <text:p>571.0</text:p>
          </table:table-cell>
          <table:table-cell table:formula="of:=MaXNET-[.C11]" office:value-type="float" office:value="543.375" calcext:value-type="float">
            <text:p>543.38</text:p>
          </table:table-cell>
          <table:table-cell table:formula="of:=ROUND([.D11]/TAPSIZE)" office:value-type="float" office:value="14" calcext:value-type="float">
            <text:p>14</text:p>
          </table:table-cell>
          <table:table-cell table:formula="of:=[.E11]*TAPSIZE" office:value-type="float" office:value="546.875" calcext:value-type="float">
            <text:p>546.9</text:p>
          </table:table-cell>
          <table:table-cell table:formula="of:=[.F11]+[.C11]" office:value-type="float" office:value="1117.85" calcext:value-type="float">
            <text:p>1117.9</text:p>
          </table:table-cell>
          <table:table-cell table:formula="of:=[.G11]-MaXNET" office:value-type="float" office:value="3.49999999999977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1.77" calcext:value-type="float">
            <text:p>131.77</text:p>
          </table:table-cell>
          <table:table-cell table:formula="of:=[.B12]*VELOCITY" office:value-type="float" office:value="757.6775" calcext:value-type="float">
            <text:p>757.7</text:p>
          </table:table-cell>
          <table:table-cell table:formula="of:=MaXNET-[.C12]" office:value-type="float" office:value="356.6725" calcext:value-type="float">
            <text:p>356.67</text:p>
          </table:table-cell>
          <table:table-cell table:formula="of:=ROUND([.D12]/TAPSIZE)" office:value-type="float" office:value="9" calcext:value-type="float">
            <text:p>9</text:p>
          </table:table-cell>
          <table:table-cell table:formula="of:=[.E12]*TAPSIZE" office:value-type="float" office:value="351.5625" calcext:value-type="float">
            <text:p>351.6</text:p>
          </table:table-cell>
          <table:table-cell table:formula="of:=[.F12]+[.C12]" office:value-type="float" office:value="1109.24" calcext:value-type="float">
            <text:p>1109.2</text:p>
          </table:table-cell>
          <table:table-cell table:formula="of:=[.G12]-MaXNET" office:value-type="float" office:value="-5.11000000000013" calcext:value-type="float">
            <text:p>-5.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1.6" calcext:value-type="float">
            <text:p>141.60</text:p>
          </table:table-cell>
          <table:table-cell table:formula="of:=[.B13]*VELOCITY" office:value-type="float" office:value="814.2" calcext:value-type="float">
            <text:p>814.2</text:p>
          </table:table-cell>
          <table:table-cell table:formula="of:=MaXNET-[.C13]" office:value-type="float" office:value="300.15" calcext:value-type="float">
            <text:p>300.15</text:p>
          </table:table-cell>
          <table:table-cell table:formula="of:=ROUND([.D13]/TAPSIZE)" office:value-type="float" office:value="8" calcext:value-type="float">
            <text:p>8</text:p>
          </table:table-cell>
          <table:table-cell table:formula="of:=[.E13]*TAPSIZE" office:value-type="float" office:value="312.5" calcext:value-type="float">
            <text:p>312.5</text:p>
          </table:table-cell>
          <table:table-cell table:formula="of:=[.F13]+[.C13]" office:value-type="float" office:value="1126.7" calcext:value-type="float">
            <text:p>1126.7</text:p>
          </table:table-cell>
          <table:table-cell table:formula="of:=[.G13]-MaXNET" office:value-type="float" office:value="12.3499999999997" calcext:value-type="float">
            <text:p>12.3</text:p>
          </table:table-cell>
          <table:table-cell table:number-columns-repeated="3"/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>
        <table:named-range table:name="MaXNET" table:base-cell-address="$Sheet1.$K$4" table:cell-range-address="$Sheet1.$K$4"/>
        <table:named-range table:name="TAPSIZE" table:base-cell-address="$Sheet1.$K$1" table:cell-range-address="$Sheet1.$K$1"/>
        <table:named-range table:name="VELOCITY" table:base-cell-address="$Sheet1.$K$2" table:cell-range-address="$Sheet1.$K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1T17:41:26.798626955</meta:creation-date>
    <meta:generator>LibreOffice/6.1.5.2$Linux_X86_64 LibreOffice_project/10$Build-2</meta:generator>
    <dc:date>2020-07-21T17:54:00.908521916</dc:date>
    <meta:editing-duration>PT12M32S</meta:editing-duration>
    <meta:editing-cycles>5</meta:editing-cycles>
    <meta:document-statistic meta:table-count="1" meta:cell-count="110" meta:object-count="0"/>
  </office:meta>
</office:document-meta>
</file>